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font-name="Calibri1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Calibri1"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Calibri1" fo:font-size="14pt" fo:font-weight="normal" style:font-size-asian="14pt" style:font-weight-asian="normal" style:font-size-complex="14pt" style:font-weight-complex="normal"/>
    </style:style>
    <style:style style:name="P8" style:family="paragraph" style:parent-style-name="Heading_20_3">
      <style:text-properties fo:font-weight="normal" style:font-weight-asian="normal" style:font-weight-complex="normal"/>
    </style:style>
    <style:style style:name="P9" style:family="paragraph" style:parent-style-name="Heading_20_1">
      <style:text-properties style:font-name="Calibri1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ntents SCR 155</text:p>
      <text:p text:style-name="P1"/>
      <text:p text:style-name="Standard"><text:span text:style-name="T1">Trump at the Bat </text:span><text:a xlink:type="simple" xlink:href="https://southerncrossreview.org/127/donald-at-the-bat.html" text:style-name="Internet_20_link" text:visited-style-name="Visited_20_Internet_20_Link">https://southerncrossreview.org/127/donald-at-the-bat.html</text:a></text:p>
      <text:p text:style-name="P1"/>
      <text:p text:style-name="P2">Social Science</text:p>
      <text:p text:style-name="P1"/>
      <text:p text:style-name="Standard"><text:span text:style-name="T1">Basic Issues of the Social Question – Unresolved </text:span><text:a xlink:type="simple" xlink:href="https://southerncrossreview.org/155/fts-threefold.html" text:style-name="Internet_20_link" text:visited-style-name="Visited_20_Internet_20_Link">https://southerncrossreview.org/155/fts-threefold.html</text:a><text:span text:style-name="T1"> </text:span></text:p>
      <text:p text:style-name="Standard"><text:span text:style-name="T1">by Frank Thomas Smith</text:span></text:p>
      <text:p text:style-name="Standard"><text:span text:style-name="T1"/></text:p>
      <text:p text:style-name="P3"><text:span text:style-name="T1">Anthroposophy</text:span></text:p>
      <text:p text:style-name="P3"><text:span text:style-name="T1"/></text:p>
      <text:h text:style-name="P8" text:outline-level="3"><text:span text:style-name="T1">My Esoteric Education, How I Became an Anthroposophist, <text:line-break/>and How To Know Higher Worlds [2016]</text:span></text:h>
      <text:p text:style-name="P4"><text:a xlink:type="simple" xlink:href="https://southerncrossreview.org/155/monique-anthroposophist.html" text:style-name="Internet_20_link" text:visited-style-name="Visited_20_Internet_20_Link">https://southerncrossreview.org/155/monique-anthroposophist.html</text:a><text:span text:style-name="T1"> </text:span></text:p>
      <text:p text:style-name="Standard"><text:span text:style-name="T2">by Monique Sanchíz de </text:span><text:span text:style-name="T1">Mihalitsianos</text:span></text:p>
      <text:p text:style-name="P4"><text:span text:style-name="T1"/></text:p>
      <text:p text:style-name="P4"><text:span text:style-name="T1">Anthroposophy – An Introduction </text:span><text:a xlink:type="simple" xlink:href="https://southerncrossreview.org/155/fts-anthroposophy-introduction.html" text:style-name="Internet_20_link" text:visited-style-name="Visited_20_Internet_20_Link">https://southerncrossreview.org/155/fts-anthroposophy-introduction.html</text:a></text:p>
      <text:p text:style-name="P4"><text:span text:style-name="T1">by Frank Thomas Smith</text:span></text:p>
      <text:p text:style-name="P4"><text:span text:style-name="T1"/></text:p>
      <text:p text:style-name="P4"><text:span text:style-name="T1">Anthroposophical Guidelines 5 – 12 </text:span><text:a xlink:type="simple" xlink:href="https://southerncrossreview.org/155/guidelines-5-12.html" text:style-name="Internet_20_link" text:visited-style-name="Visited_20_Internet_20_Link">https://southerncrossreview.org/155/guidelines-5-12.html</text:a><text:span text:style-name="T1"> </text:span></text:p>
      <text:p text:style-name="P4"><text:span text:style-name="T1"/></text:p>
      <text:p text:style-name="P4"><text:span text:style-name="T1">Toward a Threefold Society – Preface </text:span><text:a xlink:type="simple" xlink:href="https://southerncrossreview.org/155/basic-issues-preface.html" text:style-name="Internet_20_link" text:visited-style-name="Visited_20_Internet_20_Link">https://southerncrossreview.org/155/basic-issues-preface.html</text:a><text:span text:style-name="T1"> by Rudolf Steiner</text:span></text:p>
      <text:p text:style-name="P4"><text:span text:style-name="T1"/></text:p>
      <text:p text:style-name="P3"><text:span text:style-name="T1">Fiction</text:span></text:p>
      <text:p text:style-name="P4"><text:span text:style-name="T1"/></text:p>
      <text:p text:style-name="P4"><text:span text:style-name="T1">Tram 13 to Opernplatz </text:span><text:a xlink:type="simple" xlink:href="https://southerncrossreview.org/125/tram13.html" text:style-name="Internet_20_link" text:visited-style-name="Visited_20_Internet_20_Link">https://southerncrossreview.org/125/tram13.html</text:a><text:span text:style-name="T1"> </text:span></text:p>
      <text:p text:style-name="P4"><text:span text:style-name="T1">by Frank Thomas Smith</text:span></text:p>
      <text:p text:style-name="P4"><text:span text:style-name="T1"/></text:p>
      <text:p text:style-name="P4"><text:span text:style-name="T1">The Girl in the Floppy Hat </text:span><text:a xlink:type="simple" xlink:href="https://southerncrossreview.org/155/girl-floppy-hat.html" text:style-name="Internet_20_link" text:visited-style-name="Visited_20_Internet_20_Link">https://southerncrossreview.org/155/girl-floppy-hat.html</text:a></text:p>
      <text:p text:style-name="P4"><text:span text:style-name="T1">by Frank Thomas Smith</text:span></text:p>
      <text:p text:style-name="P4"><text:span text:style-name="T1"/></text:p>
      <text:p text:style-name="P3"><text:span text:style-name="T1">True Tales</text:span></text:p>
      <text:p text:style-name="P4"><text:span text:style-name="T1"/></text:p>
      <text:p text:style-name="P4"><text:span text:style-name="T1">JFK's Lost Suitcase </text:span><text:a xlink:type="simple" xlink:href="https://southerncrossreview.org/155/editorial-jfk.html" text:style-name="Internet_20_link" text:visited-style-name="Visited_20_Internet_20_Link">https://southerncrossreview.org/155/editorial-jfk.html</text:a><text:span text:style-name="T1"> by Frank Thomas Smith</text:span></text:p>
      <text:p text:style-name="P4"><text:span text:style-name="T1"/></text:p>
      <text:p text:style-name="P3"><text:soft-page-break/><text:span text:style-name="T1">Poetry</text:span></text:p>
      <text:p text:style-name="P4"><text:span text:style-name="T1"/></text:p>
      <text:p text:style-name="P4"><text:span text:style-name="T1">The Working Stiff </text:span><text:a xlink:type="simple" xlink:href="https://southerncrossreview.org/155/working-stiff.html" text:style-name="Internet_20_link" text:visited-style-name="Visited_20_Internet_20_Link">https://southerncrossreview.org/155/working-stiff.html</text:a></text:p>
      <text:p text:style-name="P4"><text:span text:style-name="T1">by FTS</text:span></text:p>
      <text:p text:style-name="P4"><text:span text:style-name="T1"/></text:p>
      <text:p text:style-name="P3"><text:span text:style-name="T1">Current Events</text:span></text:p>
      <text:h text:style-name="P9" text:outline-level="1"><text:span text:style-name="T1">The False Promise of ChatGPT </text:span><text:a xlink:type="simple" xlink:href="https://southerncrossreview.org/155/chomsky-a-i.html" text:style-name="Internet_20_link" text:visited-style-name="Visited_20_Internet_20_Link">https://southerncrossreview.org/155/chomsky-a-i.html</text:a></text:h>
      <text:h text:style-name="P9" text:outline-level="1"><text:span text:style-name="T1">By Noam Chomsky, Ian Roberts and Jeffrey Watumull</text:span></text:h>
      <text:p text:style-name="P7"><text:span text:style-name="T1"/></text:p>
      <text:p text:style-name="P5"><text:span text:style-name="T1">Roses Dressed in Black </text:span><text:a xlink:type="simple" xlink:href="https://southerncrossreview.org/155/theoharis-black-roses.html" text:style-name="Internet_20_link" text:visited-style-name="Visited_20_Internet_20_Link">https://southerncrossreview.org/155/theoharis-black-roses.html</text:a><text:span text:style-name="T1"> by Liz Theoharis</text:span></text:p>
      <text:p text:style-name="P5"><text:span text:style-name="T1"/></text:p>
      <text:p text:style-name="P6"><text:span text:style-name="T1">Social Science</text:span></text:p>
      <text:p text:style-name="P5"><text:span text:style-name="T1"/></text:p>
      <text:p text:style-name="P5"><text:span text:style-name="T1">Favela Children-Chapter 9 </text:span><text:a xlink:type="simple" xlink:href="https://southerncrossreview.org/155/favela-children-9.html" text:style-name="Internet_20_link" text:visited-style-name="Visited_20_Internet_20_Link">https://southerncrossreview.org/155/favela-children-9.html</text:a><text:span text:style-name="T1"> <text:s/>by Ute Craemer</text:span></text:p>
      <text:p text:style-name="P5"><text:span text:style-name="T1"/></text:p>
      <text:p text:style-name="P6"><text:span text:style-name="T1">Children's Corner</text:span></text:p>
      <text:p text:style-name="P5"><text:span text:style-name="T1">The Magic Mound – Chapters 10,11 </text:span><text:a xlink:type="simple" xlink:href="https://southerncrossreview.org/155/magic-mound-10-11.html" text:style-name="Internet_20_link" text:visited-style-name="Visited_20_Internet_20_Link">https://southerncrossreview.org/155/magic-mound-10-11.html</text:a><text:span text:style-name="T1"> by F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4pt" fo:language="en" fo:country="US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4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k Smith</meta:initial-creator>
    <meta:creation-date>2024-01-03T17:46:23.79</meta:creation-date>
    <dc:date>2024-01-03T19:09:07.42</dc:date>
    <dc:creator>Frank Smith</dc:creator>
    <meta:editing-duration>PT1H22M38S</meta:editing-duration>
    <meta:editing-cycles>14</meta:editing-cycles>
    <meta:generator>OpenOffice/4.1.14$Win32 OpenOffice.org_project/4114m1$Build-9811</meta:generator>
    <meta:document-statistic meta:table-count="0" meta:image-count="0" meta:object-count="0" meta:page-count="2" meta:paragraph-count="31" meta:word-count="152" meta:character-count="1635"/>
  </office:meta>
</office:document-meta>
</file>